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75464705" text:style-name="WWNum1">
        <text:list-item>
          <text:p text:style-name="P1"><text:a xlink:type="simple" xlink:href="https://l.messenger.com/l.php?u=https%3A%2F%2Fwww.mobileaction.co%2Ftop-apps%2Fshopping-18%2Fandroid%2Fbd&amp;h=AT3XAIzAWXVgiVg-pcIugqFpzBsqw1P3Rnte_1_OyF6VTOpBYLeh8-0bpHZybIokAsnAYCDgO2iKzGC6-nNOEM6LleOv13GFMlF1BislOcTcObXoHxkEEbtEPDVQj5e7d-bovg" text:style-name="ListLabel_20_10" text:visited-style-name="ListLabel_20_10"><text:span text:style-name="T1">https://l.messenger.com/l.php?u=https%3A%2F%2Fwww.mobileaction.co%2Ftop-apps%2Fshopping-18%2Fandroid%2Fbd&amp;h=AT3XAIzAWXVgiVg-pcIugqFpzBsqw1P3Rnte_1_OyF6VTOpBYLeh8-0bpHZybIokAsnAYCDgO2iKzGC6-nNOEM6LleOv13GFMlF1BislOcTcObXoHxkEEbtEPDVQj5e7d-bovg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243" meta:non-whitespace-character-count="243"/>
    <meta:generator>LibreOfficeDev/6.0.5.2$Linux_X86_64 LibreOffice_project/</meta:generator>
  </office:meta>
</office:document-meta>
</file>